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9887"/>
    </style:style>
    <style:style style:name="P2" style:family="paragraph" style:parent-style-name="Standard">
      <style:paragraph-properties style:writing-mode="lr-tb"/>
      <style:text-properties officeooo:paragraph-rsid="00099887"/>
    </style:style>
    <style:style style:name="P3" style:family="paragraph" style:parent-style-name="Standard">
      <style:paragraph-properties style:writing-mode="lr-tb"/>
      <style:text-properties officeooo:paragraph-rsid="0009ca7b"/>
    </style:style>
    <style:style style:name="P4" style:family="paragraph" style:parent-style-name="Standard">
      <style:text-properties officeooo:paragraph-rsid="0009ca7b"/>
    </style:style>
    <style:style style:name="P5" style:family="paragraph" style:parent-style-name="Standard">
      <style:text-properties officeooo:paragraph-rsid="000d7e4c"/>
    </style:style>
    <style:style style:name="P6" style:family="paragraph" style:parent-style-name="Standard">
      <style:paragraph-properties style:writing-mode="lr-tb"/>
      <style:text-properties officeooo:paragraph-rsid="000d7e4c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text-properties officeooo:paragraph-rsid="000ec88d"/>
    </style:style>
    <style:style style:name="P9" style:family="paragraph" style:parent-style-name="Standard">
      <style:paragraph-properties style:writing-mode="lr-tb"/>
      <style:text-properties officeooo:paragraph-rsid="000ec88d"/>
    </style:style>
    <style:style style:name="P10" style:family="paragraph" style:parent-style-name="Standard">
      <style:text-properties officeooo:rsid="000ffaa5" officeooo:paragraph-rsid="000ffaa5"/>
    </style:style>
    <style:style style:name="P11" style:family="paragraph" style:parent-style-name="Standard">
      <style:text-properties officeooo:paragraph-rsid="00110441"/>
    </style:style>
    <style:style style:name="P12" style:family="paragraph" style:parent-style-name="Standard">
      <style:text-properties officeooo:rsid="00110441" officeooo:paragraph-rsid="00110441"/>
    </style:style>
    <style:style style:name="P13" style:family="paragraph" style:parent-style-name="Standard">
      <style:text-properties officeooo:rsid="0011ac67" officeooo:paragraph-rsid="0011ac67"/>
    </style:style>
    <style:style style:name="P14" style:family="paragraph" style:parent-style-name="Standard">
      <style:text-properties officeooo:rsid="0012e1f0" officeooo:paragraph-rsid="0012e1f0"/>
    </style:style>
    <style:style style:name="P15" style:family="paragraph" style:parent-style-name="Standard">
      <style:paragraph-properties style:writing-mode="lr-tb"/>
      <style:text-properties officeooo:rsid="0012e1f0" officeooo:paragraph-rsid="0012e1f0"/>
    </style:style>
    <style:style style:name="P16" style:family="paragraph" style:parent-style-name="Standard">
      <style:text-properties officeooo:rsid="0012e1f0" officeooo:paragraph-rsid="00144a93"/>
    </style:style>
    <style:style style:name="P17" style:family="paragraph" style:parent-style-name="Standard">
      <style:text-properties fo:language="ru" fo:country="RU" officeooo:rsid="0012e1f0" officeooo:paragraph-rsid="0012e1f0"/>
    </style:style>
    <style:style style:name="P18" style:family="paragraph" style:parent-style-name="Standard">
      <style:text-properties officeooo:rsid="00138049" officeooo:paragraph-rsid="00138049"/>
    </style:style>
    <style:style style:name="P19" style:family="paragraph" style:parent-style-name="Standard">
      <style:text-properties officeooo:rsid="00144a93" officeooo:paragraph-rsid="00144a93"/>
    </style:style>
    <style:style style:name="P20" style:family="paragraph" style:parent-style-name="Standard">
      <style:paragraph-properties style:writing-mode="lr-tb"/>
      <style:text-properties officeooo:rsid="00144a93" officeooo:paragraph-rsid="00144a93"/>
    </style:style>
    <style:style style:name="P21" style:family="paragraph" style:parent-style-name="Standard">
      <style:text-properties officeooo:rsid="001710bd" officeooo:paragraph-rsid="001710bd"/>
    </style:style>
    <style:style style:name="P22" style:family="paragraph" style:parent-style-name="Standard">
      <style:paragraph-properties style:writing-mode="lr-tb"/>
      <style:text-properties officeooo:rsid="001710bd" officeooo:paragraph-rsid="001710bd"/>
    </style:style>
    <style:style style:name="P23" style:family="paragraph" style:parent-style-name="Standard">
      <style:text-properties officeooo:rsid="00184822" officeooo:paragraph-rsid="00184822"/>
    </style:style>
    <style:style style:name="P24" style:family="paragraph" style:parent-style-name="Standard">
      <style:paragraph-properties style:writing-mode="lr-tb"/>
      <style:text-properties officeooo:rsid="001a11c4" officeooo:paragraph-rsid="001a11c4"/>
    </style:style>
    <style:style style:name="P25" style:family="paragraph" style:parent-style-name="Standard">
      <style:text-properties officeooo:rsid="001ad80c" officeooo:paragraph-rsid="001ad80c"/>
    </style:style>
    <style:style style:name="P26" style:family="paragraph" style:parent-style-name="Standard">
      <style:text-properties officeooo:rsid="001af12f" officeooo:paragraph-rsid="001af12f"/>
    </style:style>
    <style:style style:name="P27" style:family="paragraph" style:parent-style-name="Standard">
      <style:paragraph-properties style:writing-mode="lr-tb"/>
      <style:text-properties officeooo:rsid="001af12f" officeooo:paragraph-rsid="001af12f"/>
    </style:style>
    <style:style style:name="P28" style:family="paragraph" style:parent-style-name="Standard">
      <style:paragraph-properties style:writing-mode="lr-tb"/>
      <style:text-properties officeooo:rsid="003399d5" officeooo:paragraph-rsid="003399d5"/>
    </style:style>
    <style:style style:name="P29" style:family="paragraph" style:parent-style-name="Standard">
      <style:text-properties officeooo:rsid="003399d5" officeooo:paragraph-rsid="003399d5"/>
    </style:style>
    <style:style style:name="P30" style:family="paragraph" style:parent-style-name="Standard">
      <style:text-properties officeooo:rsid="0033b504" officeooo:paragraph-rsid="0033b504"/>
    </style:style>
    <style:style style:name="P31" style:family="paragraph" style:parent-style-name="Standard">
      <style:paragraph-properties style:writing-mode="lr-tb"/>
      <style:text-properties officeooo:rsid="0033b504" officeooo:paragraph-rsid="0033b504"/>
    </style:style>
    <style:style style:name="P32" style:family="paragraph" style:parent-style-name="Standard">
      <style:paragraph-properties style:writing-mode="lr-tb"/>
      <style:text-properties officeooo:rsid="00138049" officeooo:paragraph-rsid="00138049"/>
    </style:style>
    <style:style style:name="P33" style:family="paragraph" style:parent-style-name="Standard">
      <style:text-properties officeooo:rsid="001af12f" officeooo:paragraph-rsid="0051671d"/>
    </style:style>
    <style:style style:name="T1" style:family="text">
      <style:text-properties officeooo:rsid="00099887"/>
    </style:style>
    <style:style style:name="T2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Noto Sans Mono" fo:font-size="10pt" fo:font-style="normal" fo:font-weight="normal" officeooo:rsid="00099887" style:font-size-asian="10pt" style:font-style-asian="normal" style:font-weight-asian="normal"/>
    </style:style>
    <style:style style:name="T4" style:family="text">
      <style:text-properties fo:color="#080808" loext:opacity="100%" style:font-name="Noto Sans Mono" fo:font-size="10pt" fo:font-style="normal" fo:font-weight="normal" officeooo:rsid="0009ca7b" style:font-size-asian="10pt" style:font-style-asian="normal" style:font-weight-asian="normal"/>
    </style:style>
    <style:style style:name="T5" style:family="text">
      <style:text-properties fo:color="#080808" loext:opacity="100%" style:font-name="Noto Sans Mono" fo:font-size="10pt" fo:font-style="normal" fo:font-weight="normal" officeooo:rsid="001e153d" style:font-size-asian="10pt" style:font-style-asian="normal" style:font-weight-asian="normal"/>
    </style:style>
    <style:style style:name="T6" style:family="text">
      <style:text-properties fo:color="#080808" loext:opacity="100%" style:font-name="Noto Sans Mono" fo:font-size="10pt" fo:font-style="normal" fo:font-weight="normal" officeooo:rsid="001f3dfd" style:font-size-asian="10pt" style:font-style-asian="normal" style:font-weight-asian="normal"/>
    </style:style>
    <style:style style:name="T7" style:family="text">
      <style:text-properties fo:color="#080808" loext:opacity="100%" style:font-name="Noto Sans Mono" fo:font-size="10pt" fo:font-style="normal" fo:font-weight="normal" officeooo:rsid="0021111d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officeooo:rsid="0024ce3a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26e91f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27ce73" style:font-size-asian="10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officeooo:rsid="000ec88d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37c52b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399b79" style:font-size-asian="10pt" style:font-style-asian="normal" style:font-weight-asian="normal"/>
    </style:style>
    <style:style style:name="T15" style:family="text">
      <style:text-properties officeooo:rsid="0009ca7b"/>
    </style:style>
    <style:style style:name="T16" style:family="text">
      <style:text-properties officeooo:rsid="000d7e4c"/>
    </style:style>
    <style:style style:name="T17" style:family="text">
      <style:text-properties officeooo:rsid="000ec88d"/>
    </style:style>
    <style:style style:name="T18" style:family="text">
      <style:text-properties officeooo:rsid="000ffaa5"/>
    </style:style>
    <style:style style:name="T19" style:family="text">
      <style:text-properties officeooo:rsid="00110441"/>
    </style:style>
    <style:style style:name="T20" style:family="text">
      <style:text-properties officeooo:rsid="0011ac67"/>
    </style:style>
    <style:style style:name="T21" style:family="text">
      <style:text-properties officeooo:rsid="0012e1f0"/>
    </style:style>
    <style:style style:name="T22" style:family="text">
      <style:text-properties officeooo:rsid="00138049"/>
    </style:style>
    <style:style style:name="T23" style:family="text">
      <style:text-properties officeooo:rsid="00144a93"/>
    </style:style>
    <style:style style:name="T24" style:family="text">
      <style:text-properties officeooo:rsid="001710bd"/>
    </style:style>
    <style:style style:name="T25" style:family="text">
      <style:text-properties officeooo:rsid="00184822"/>
    </style:style>
    <style:style style:name="T26" style:family="text">
      <style:text-properties officeooo:rsid="001a11c4"/>
    </style:style>
    <style:style style:name="T27" style:family="text">
      <style:text-properties officeooo:rsid="001ad80c"/>
    </style:style>
    <style:style style:name="T28" style:family="text">
      <style:text-properties officeooo:rsid="001af12f"/>
    </style:style>
    <style:style style:name="T29" style:family="text">
      <style:text-properties officeooo:rsid="0022cfe2"/>
    </style:style>
    <style:style style:name="T30" style:family="text">
      <style:text-properties officeooo:rsid="0024ce3a"/>
    </style:style>
    <style:style style:name="T31" style:family="text">
      <style:text-properties officeooo:rsid="0026e91f"/>
    </style:style>
    <style:style style:name="T32" style:family="text">
      <style:text-properties officeooo:rsid="0027ce73"/>
    </style:style>
    <style:style style:name="T33" style:family="text">
      <style:text-properties officeooo:rsid="0029b55b"/>
    </style:style>
    <style:style style:name="T34" style:family="text">
      <style:text-properties officeooo:rsid="002aec1a"/>
    </style:style>
    <style:style style:name="T35" style:family="text">
      <style:text-properties officeooo:rsid="002cccc7"/>
    </style:style>
    <style:style style:name="T36" style:family="text">
      <style:text-properties officeooo:rsid="003020a7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3020a7" fo:background-color="#ffff00" loext:char-shading-value="0"/>
    </style:style>
    <style:style style:name="T39" style:family="text">
      <style:text-properties officeooo:rsid="003399d5"/>
    </style:style>
    <style:style style:name="T40" style:family="text">
      <style:text-properties officeooo:rsid="0033b504"/>
    </style:style>
    <style:style style:name="T41" style:family="text">
      <style:text-properties officeooo:rsid="00354e57"/>
    </style:style>
    <style:style style:name="T42" style:family="text">
      <style:text-properties officeooo:rsid="0036533d"/>
    </style:style>
    <style:style style:name="T43" style:family="text">
      <style:text-properties officeooo:rsid="00366d87"/>
    </style:style>
    <style:style style:name="T44" style:family="text">
      <style:text-properties officeooo:rsid="00368077"/>
    </style:style>
    <style:style style:name="T45" style:family="text">
      <style:text-properties officeooo:rsid="0036ba6c"/>
    </style:style>
    <style:style style:name="T46" style:family="text">
      <style:text-properties officeooo:rsid="003aeb93"/>
    </style:style>
    <style:style style:name="T47" style:family="text">
      <style:text-properties officeooo:rsid="003c20d7"/>
    </style:style>
    <style:style style:name="T48" style:family="text">
      <style:text-properties officeooo:rsid="003dc7d4"/>
    </style:style>
    <style:style style:name="T49" style:family="text">
      <style:text-properties officeooo:rsid="003e7f12"/>
    </style:style>
    <style:style style:name="T50" style:family="text">
      <style:text-properties officeooo:rsid="003f2467"/>
    </style:style>
    <style:style style:name="T51" style:family="text">
      <style:text-properties officeooo:rsid="00407695"/>
    </style:style>
    <style:style style:name="T52" style:family="text">
      <style:text-properties officeooo:rsid="00417fe5"/>
    </style:style>
    <style:style style:name="T53" style:family="text">
      <style:text-properties officeooo:rsid="0043b8fc"/>
    </style:style>
    <style:style style:name="T54" style:family="text">
      <style:text-properties officeooo:rsid="0044fbf2"/>
    </style:style>
    <style:style style:name="T55" style:family="text">
      <style:text-properties officeooo:rsid="0045ff40"/>
    </style:style>
    <style:style style:name="T56" style:family="text">
      <style:text-properties officeooo:rsid="00468a6b"/>
    </style:style>
    <style:style style:name="T57" style:family="text">
      <style:text-properties officeooo:rsid="00479dc1"/>
    </style:style>
    <style:style style:name="T58" style:family="text">
      <style:text-properties officeooo:rsid="004c27da"/>
    </style:style>
    <style:style style:name="T59" style:family="text">
      <style:text-properties officeooo:rsid="004d8a96"/>
    </style:style>
    <style:style style:name="T60" style:family="text">
      <style:text-properties officeooo:rsid="004ee146"/>
    </style:style>
    <style:style style:name="T61" style:family="text">
      <style:text-properties officeooo:rsid="004f540d"/>
    </style:style>
    <style:style style:name="T62" style:family="text">
      <style:text-properties officeooo:rsid="004fde6d"/>
    </style:style>
    <style:style style:name="T63" style:family="text">
      <style:text-properties officeooo:rsid="0051671d"/>
    </style:style>
    <style:style style:name="T64" style:family="text">
      <style:text-properties officeooo:rsid="005310ad"/>
    </style:style>
    <style:style style:name="T65" style:family="text">
      <style:text-properties officeooo:rsid="005397d0"/>
    </style:style>
    <style:style style:name="T66" style:family="text">
      <style:text-properties officeooo:rsid="0054a99a"/>
    </style:style>
    <style:style style:name="T67" style:family="text">
      <style:text-properties officeooo:rsid="005557a0"/>
    </style:style>
    <style:style style:name="T68" style:family="text">
      <style:text-properties officeooo:rsid="0056575e"/>
    </style:style>
    <style:style style:name="T69" style:family="text">
      <style:text-properties officeooo:rsid="00578d95"/>
    </style:style>
    <style:style style:name="T70" style:family="text">
      <style:text-properties officeooo:rsid="0058be0a"/>
    </style:style>
    <style:style style:name="T71" style:family="text">
      <style:text-properties officeooo:rsid="005919e5"/>
    </style:style>
    <style:style style:name="T72" style:family="text">
      <style:text-properties officeooo:rsid="005a6b5a"/>
    </style:style>
    <style:style style:name="T73" style:family="text">
      <style:text-properties officeooo:rsid="005c427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Translate into Sanskrit, using either middle or passive present participles in each ­expression.</text:p>
      <text:p text:style-name="Standard">Example: नारी भाषमाना ‘the woman who speaks’</text:p>
      <text:p text:style-name="Standard"/>
      <text:p text:style-name="Standard">a) the man who sees (use <text:bookmark-start text:name="__DdeLink__8198_3870421888"/>√ईक्ष्<text:bookmark-end text:name="__DdeLink__8198_3870421888"/> ) → <text:span text:style-name="T2">ईक्ष</text:span><text:span text:style-name="T3">मा</text:span><text:span text:style-name="T5">ण</text:span><text:span text:style-name="T6">ो</text:span><text:span text:style-name="T3"> नरः</text:span></text:p>
      <text:p text:style-name="P2">b) among the <text:bookmark-start text:name="__DdeLink__8204_3870421888"/>growing<text:bookmark-end text:name="__DdeLink__8204_3870421888"/> trees → <text:bookmark text:name="__DdeLink__8215_3870421888"/><text:span text:style-name="T2">वर्ध</text:span><text:span text:style-name="T3">मान</text:span><text:span text:style-name="T7">ेषु</text:span><text:span text:style-name="T3"> वृक्षेषु</text:span></text:p>
      <text:p text:style-name="P1">c) for the happy children (use √नन्द्) → नन्द<text:span text:style-name="T1">मान</text:span><text:span text:style-name="T29">ेभ्यो</text:span><text:span text:style-name="T1"> बाल</text:span><text:span text:style-name="T29">ेभ्यः</text:span></text:p>
      <text:p text:style-name="P1">d) the men who are being fought → <text:span text:style-name="T2">युध</text:span><text:span text:style-name="T3">्यमाना </text:span><text:span text:style-name="T1">नराः </text:span></text:p>
      <text:p text:style-name="P1">e) the fighting men → <text:bookmark-start text:name="__DdeLink__8280_3870421888"/><text:span text:style-name="T2">युध</text:span><text:span text:style-name="T3">्य</text:span><text:bookmark-end text:name="__DdeLink__8280_3870421888"/><text:span text:style-name="T3">माना </text:span><text:span text:style-name="T1">नराः</text:span></text:p>
      <text:p text:style-name="P1">f) through the reward that is being given → <text:span text:style-name="T2">द</text:span><text:span text:style-name="T3">ीयमान</text:span><text:span text:style-name="T8">ेन</text:span><text:span text:style-name="T3"> </text:span><text:span text:style-name="T1">फल</text:span><text:span text:style-name="T30">ेन</text:span></text:p>
      <text:p text:style-name="P1">g) from the smiling girl → <text:span text:style-name="T2">स्मय</text:span><text:span text:style-name="T3">मानाया</text:span><text:span text:style-name="T2"> </text:span><text:span text:style-name="T1">बालायाः </text:span></text:p>
      <text:p text:style-name="P1">h) the voice that is heard → <text:span text:style-name="T2">श्र</text:span><text:span text:style-name="T3">ू</text:span><text:span text:style-name="T4">य</text:span><text:span text:style-name="T3">मा</text:span><text:span text:style-name="T9">णा</text:span><text:span text:style-name="T2"> वा</text:span><text:span text:style-name="T3">क् </text:span></text:p>
      <text:p text:style-name="P3">i) with the girls being praised (use √स्तु) →स्त<text:span text:style-name="T15">ूयमा</text:span><text:span text:style-name="T31">भिर</text:span><text:span text:style-name="T15">बाला</text:span><text:span text:style-name="T31">भिः</text:span></text:p>
      <text:p text:style-name="P4">j) the city that is being seen → <text:span text:style-name="T2">ईक्ष</text:span><text:span text:style-name="T4">्यमा</text:span><text:span text:style-name="T10">ण</text:span><text:span text:style-name="T4">म्</text:span><text:span text:style-name="T2"> </text:span><text:span text:style-name="T4">(</text:span><text:span text:style-name="T9">द्रिश्यमानम्</text:span><text:span text:style-name="T4">) </text:span><text:span text:style-name="T2">नगरम्</text:span></text:p>
      <text:p text:style-name="P4">k) women sitting in the house →<text:span text:style-name="T2">गृह</text:span><text:span text:style-name="T10">े</text:span><text:span text:style-name="T4"> सी</text:span><text:span text:style-name="T10">दमाना</text:span><text:span text:style-name="T4"> नर</text:span><text:span text:style-name="T10">यः</text:span> </text:p>
      <text:p text:style-name="P4">l) of the two boys that are being spoken to → <text:span text:style-name="T32">उ</text:span><text:span text:style-name="T2">द</text:span><text:span text:style-name="T10">्</text:span><text:span text:style-name="T4">यमानयोः</text:span><text:span text:style-name="T2"> </text:span><text:span text:style-name="T15">बालयोः </text:span></text:p>
      <text:p text:style-name="P4">m) of worshipping men (use √<text:bookmark-start text:name="__DdeLink__8278_3870421888"/>यज्<text:bookmark-end text:name="__DdeLink__8278_3870421888"/>) → यज<text:span text:style-name="T15">माना</text:span><text:span text:style-name="T32">नाम्</text:span><text:span text:style-name="T15"> नरा</text:span><text:span text:style-name="T32">नाम्</text:span></text:p>
      <text:p text:style-name="P4">n) of the worshipped gods → यज<text:span text:style-name="T15">्यमाना</text:span><text:span text:style-name="T32">नाम्</text:span><text:span text:style-name="T15"> देवा</text:span><text:span text:style-name="T32">नाम्</text:span></text:p>
      <text:p text:style-name="P4">o) for the man being honoured (use √पूज<text:span text:style-name="T1">्)</text:span> →पूज<text:span text:style-name="T1">्</text:span><text:span text:style-name="T15">यमा</text:span><text:span text:style-name="T33">नाय</text:span><text:span text:style-name="T15"> नर</text:span><text:span text:style-name="T33">ाय</text:span> </text:p>
      <text:p text:style-name="Standard"/>
      <text:p text:style-name="Standard">2) Give the forms specified in brackets. If there are two possibilities (pronominal and a­djectival),</text:p>
      <text:p text:style-name="Standard">give both.</text:p>
      <text:p text:style-name="Standard"/>
      <text:p text:style-name="P5">a) अन्य- (Nom Sg Ntr) → <text:s/>अन्य<text:span text:style-name="T16">त</text:span><text:span text:style-name="T34">्</text:span></text:p>
      <text:p text:style-name="P5">b) उत्तम- (Gen Sg Fem) → <text:s/>उत्तम<text:span text:style-name="T16">स्याः, उत्तमायाः</text:span></text:p>
      <text:p text:style-name="P5">c) एषः/एतद<text:span text:style-name="T16">्</text:span> (Loc Du Ntr) →ए<text:span text:style-name="T16">तयोः</text:span></text:p>
      <text:p text:style-name="P5">d) सर्व- (Nom Pl Masc) → <text:s/>सर्व<text:span text:style-name="T16">े</text:span></text:p>
      <text:p text:style-name="P5">e) एक- (Loc Sg Masc) → <text:s/>एक<text:span text:style-name="T16">्समिन्</text:span></text:p>
      <text:p text:style-name="P5">f) विश्व- (Nom Du Fem) → <text:s/>विश्व<text:span text:style-name="T16">े</text:span></text:p>
      <text:p text:style-name="P5">g) य- (Dat Sg Fem) → <text:span text:style-name="T16">यस्यै</text:span></text:p>
      <text:p text:style-name="P5">h) क- (Nom Pl Masc) → <text:span text:style-name="T16">के</text:span></text:p>
      <text:p text:style-name="P5">i) कतर- (Acc Sg Masc) → <text:s/>कतर<text:span text:style-name="T16">म्, कतरम् </text:span></text:p>
      <text:p text:style-name="P5">j) क- (Nom Sg Fem) →<text:span text:style-name="T16">का</text:span> </text:p>
      <text:p text:style-name="P5">k) विश्व- (Nom Du Ntr) → <text:s/>विश्व<text:span text:style-name="T16">े</text:span></text:p>
      <text:p text:style-name="P5">l) य- (Nom Pl Masc) → <text:span text:style-name="T16">ये</text:span></text:p>
      <text:p text:style-name="P5">m) पूर्व- (Dat Du Masc) → <text:s/>पूर्व<text:span text:style-name="T16">ाभ्याम्, पूर्वाभ्याम्</text:span></text:p>
      <text:p text:style-name="P5">n) एक- (Acc Sg Ntr) → <text:s/>एक<text:span text:style-name="T16">म्</text:span></text:p>
      <text:p text:style-name="P6">o) सर्व- (Acc Sg Fem) → <text:s/>सर्व<text:span text:style-name="T16">ाम्</text:span></text:p>
      <text:p text:style-name="P5">p) एषः/एतद<text:span text:style-name="T16">्</text:span> (Gen Pl Masc) → <text:span text:style-name="T16">एतेषाम्</text:span></text:p>
      <text:p text:style-name="P5">q) अन्यतर- (Gen Sg Ntr) → अन्यतर<text:span text:style-name="T16">स्य, अन्यतरस्य</text:span> </text:p>
      <text:p text:style-name="P5">r) पर- (Dat Sg Masc) → <text:span text:style-name="T16">परस्मै, पराय</text:span></text:p>
      <text:p text:style-name="P5">s) अन्य- (Instr Sg Fem) → <text:s/>अन्य<text:span text:style-name="T16">या</text:span></text:p>
      <text:p text:style-name="P5">t) कतर- (Nom Du Fem) → <text:s/>कतर<text:span text:style-name="T16">े, <text:s/>कतरे</text:span></text:p>
      <text:p text:style-name="P5">u) विश्व- (Gen Pl Ntr) → <text:s/>विश्व<text:span text:style-name="T16">ेष</text:span><text:span text:style-name="T35">ा</text:span><text:span text:style-name="T16">म्</text:span></text:p>
      <text:p text:style-name="P5">v) य- (Acc Sg Ntr) → <text:span text:style-name="T16">यत्</text:span></text:p>
      <text:p text:style-name="P5">w) एषः/एतद<text:span text:style-name="T16">्</text:span> (Nom Sg Fem) → एष<text:span text:style-name="T16">ा</text:span></text:p>
      <text:p text:style-name="P6">x) स्व- (Instr Sg Masc) <text:s/>→ <text:s/>स्व<text:span text:style-name="T16">ेन</text:span></text:p>
      <text:p text:style-name="P5"><text:soft-page-break/>y) पूर्व- (Abl Sg Fem) → पूर्व<text:span text:style-name="T16">स्याः, पूर्वायाः</text:span> </text:p>
      <text:p text:style-name="P5">z) सर्व- (Gen Pl Fem) → <text:s/>सर्व<text:span text:style-name="T16">ासाम्</text:span></text:p>
      <text:p text:style-name="P5">aa) अन्य- (Instr Du Fem) → <text:s/>अन्य<text:span text:style-name="T16">ाभ्याम्</text:span></text:p>
      <text:p text:style-name="P5">bb) उत्तम- (Acc Sg Ntr) → <text:s/><text:span text:style-name="T37">उत्तम</text:span><text:span text:style-name="T38">म्</text:span></text:p>
      <text:p text:style-name="P5">cc) स्व- (Loc Pl Masc) → <text:s/>स्व<text:span text:style-name="T16">ेषु</text:span></text:p>
      <text:p text:style-name="P5">dd) एक- (Abl Sg Ntr) → <text:s/>एक<text:span text:style-name="T16">स्मात्</text:span></text:p>
      <text:p text:style-name="P5">ee) पूर्व- (Nom Pl Masc) → <text:s/>पूर्व<text:span text:style-name="T16">े, <text:s/>पूर्वाः</text:span></text:p>
      <text:p text:style-name="P5">ff) विश्व- (Acc Sg Fem) → <text:s/>विश्व<text:span text:style-name="T16">ाम्</text:span></text:p>
      <text:p text:style-name="P5">gg) उत्तम- (Loc Sg Fem) → <text:s/>उत्तम<text:span text:style-name="T16">स्याम्, <text:s/>उत्तमायाम्</text:span></text:p>
      <text:p text:style-name="P5">hh) य- (Abl Sg Fem) → <text:span text:style-name="T16">यस्याः</text:span></text:p>
      <text:p text:style-name="P5">ii) स्व- (Loc Du Masc) → <text:s/>स्व<text:span text:style-name="T16">योः</text:span></text:p>
      <text:p text:style-name="P5">jj) पर- (Gen Pl Masc) → <text:s/>पर<text:span text:style-name="T36">ेषु</text:span><text:span text:style-name="T16">, <text:s/>पर</text:span><text:span text:style-name="T36">ाणाम</text:span></text:p>
      <text:p text:style-name="P5">kk) कतर- (Acc Sg Ntr) → <text:s/>कतर<text:span text:style-name="T36">म्</text:span></text:p>
      <text:p text:style-name="P5">ll) अन्य- (Nom Pl Masc) → <text:s/>अन्य<text:span text:style-name="T16">े</text:span></text:p>
      <text:p text:style-name="P5">mm) क- (Dat Pl Masc) → <text:span text:style-name="T16">केभ्यः</text:span></text:p>
      <text:p text:style-name="Standard"/>
      <text:p text:style-name="Standard">3) Review exercise: translate, and give the gender of nouns, and the class and 3rd Sg Pres Act</text:p>
      <text:p text:style-name="Standard">Ind of all verbal roots. Examples: नर- – ‘man’ (m.); √भृ – ‘to carry’ (I भरति)</text:p>
      <text:p text:style-name="P8">१) <text:bookmark-start text:name="__DdeLink__8345_3870421888"/>उदक<text:bookmark-end text:name="__DdeLink__8345_3870421888"/> <text:s/>→ <text:s text:c="2"/><text:span text:style-name="T17">вода, ср.р.</text:span></text:p>
      <text:p text:style-name="P9">२) <text:bookmark-start text:name="__DdeLink__8349_3870421888"/><text:bookmark-start text:name="__DdeLink__6064_3924958822"/>√शुभ्<text:bookmark-end text:name="__DdeLink__8349_3870421888"/><text:bookmark-end text:name="__DdeLink__6064_3924958822"/> → <text:span text:style-name="T11">(I </text:span><text:span text:style-name="T2">शोभति</text:span><text:span text:style-name="T11">, VI </text:span><text:span text:style-name="T2">शुम्भति</text:span><text:span text:style-name="T11">) </text:span><text:span text:style-name="T12">украшать</text:span></text:p>
      <text:p text:style-name="P8">३) <text:bookmark-start text:name="__DdeLink__8369_3870421888"/>√क्रुध्<text:bookmark-end text:name="__DdeLink__8369_3870421888"/> → <text:span text:style-name="T11">(IV </text:span><text:span text:style-name="T2">क्रुध्यति</text:span><text:span text:style-name="T11">) </text:span><text:span text:style-name="T12">гневаться</text:span></text:p>
      <text:p text:style-name="P8">४) <text:bookmark-start text:name="__DdeLink__8379_3870421888"/>प्रमुखतः<text:bookmark-end text:name="__DdeLink__8379_3870421888"/> → <text:span text:style-name="T17">перед, неизм.</text:span><text:span text:style-name="T41">(лицом к)</text:span></text:p>
      <text:p text:style-name="P8">५) <text:bookmark-start text:name="__DdeLink__8381_3870421888"/>आपद<text:span text:style-name="T17">्</text:span><text:bookmark-end text:name="__DdeLink__8381_3870421888"/> → <text:span text:style-name="T17">несчастие, ж.р.</text:span></text:p>
      <text:p text:style-name="P8">६) <text:bookmark-start text:name="__DdeLink__8383_3870421888"/>तीर<text:bookmark-end text:name="__DdeLink__8383_3870421888"/>- → <text:span text:style-name="T17">берег, ср.р.</text:span></text:p>
      <text:p text:style-name="P8">७) <text:bookmark-start text:name="__DdeLink__8385_3870421888"/>शोक<text:bookmark-end text:name="__DdeLink__8385_3870421888"/>- → <text:span text:style-name="T17">горе, м.р.</text:span></text:p>
      <text:p text:style-name="P8">८) <text:bookmark-start text:name="__DdeLink__8387_3870421888"/>हृद<text:span text:style-name="T17">्</text:span><text:bookmark-end text:name="__DdeLink__8387_3870421888"/> → <text:span text:style-name="T17">сердце, ср.р.</text:span></text:p>
      <text:p text:style-name="P8">९) √<text:bookmark-start text:name="__DdeLink__8389_3870421888"/>लभ्<text:bookmark-end text:name="__DdeLink__8389_3870421888"/> → <text:span text:style-name="T11">(I </text:span><text:span text:style-name="T2">लभते</text:span><text:span text:style-name="T11">) </text:span><text:span text:style-name="T12">брать, получать</text:span></text:p>
      <text:p text:style-name="P8">१०) <text:bookmark-start text:name="__DdeLink__8399_3870421888"/>क्षणेन<text:bookmark-end text:name="__DdeLink__8399_3870421888"/> → <text:span text:style-name="T17">немедленно, </text:span><text:span text:style-name="T42">наречие (из формы застывшего творительного падежа - </text:span><text:span text:style-name="T43">моментом</text:span><text:span text:style-name="T42">)</text:span></text:p>
      <text:p text:style-name="P8">११) <text:bookmark-start text:name="__DdeLink__8401_3870421888"/>गण<text:bookmark-end text:name="__DdeLink__8401_3870421888"/>- → <text:span text:style-name="T17">группа, стая, толпа, м.р.</text:span></text:p>
      <text:p text:style-name="P8">१२) <text:bookmark-start text:name="__DdeLink__8403_3870421888"/>अद्य<text:bookmark-end text:name="__DdeLink__8403_3870421888"/> → <text:span text:style-name="T17">сегодня, неизм</text:span></text:p>
      <text:p text:style-name="P8">१३) <text:bookmark-start text:name="__DdeLink__8405_3870421888"/>इह<text:bookmark-end text:name="__DdeLink__8405_3870421888"/> → <text:span text:style-name="T17">здесь, неизм</text:span></text:p>
      <text:p text:style-name="P8">१४) <text:bookmark-start text:name="__DdeLink__8407_3870421888"/>√कुप्<text:bookmark-end text:name="__DdeLink__8407_3870421888"/> → <text:span text:style-name="T11">(IV </text:span><text:span text:style-name="T2">कुप्यति</text:span><text:span text:style-name="T11">), </text:span><text:span text:style-name="T12">гневаться</text:span></text:p>
      <text:p text:style-name="P8">१५) <text:bookmark-start text:name="__DdeLink__8417_3870421888"/>समुद्र<text:bookmark-end text:name="__DdeLink__8417_3870421888"/>- → <text:span text:style-name="T17">океан, м.р.</text:span></text:p>
      <text:p text:style-name="P9">१६) <text:bookmark-start text:name="__DdeLink__8419_3870421888"/>√नन्द्<text:bookmark-end text:name="__DdeLink__8419_3870421888"/> → <text:span text:style-name="T11">(I </text:span><text:span text:style-name="T2">नन्दति</text:span><text:span text:style-name="T11">), </text:span><text:span text:style-name="T12">радоваться, быть счатливым</text:span></text:p>
      <text:p text:style-name="P8">१७) <text:bookmark-start text:name="__DdeLink__8429_3870421888"/>अर्थे<text:bookmark-end text:name="__DdeLink__8429_3870421888"/> → <text:span text:style-name="T17">ради </text:span><text:span text:style-name="T44">(застывшая форма местного падежа)</text:span></text:p>
      <text:p text:style-name="P8">१८) <text:bookmark-start text:name="__DdeLink__8431_3870421888"/>प्र-√आप्<text:bookmark-end text:name="__DdeLink__8431_3870421888"/> → <text:span text:style-name="T11">(V </text:span><text:span text:style-name="T2">प्राप्नोति</text:span><text:span text:style-name="T11">) </text:span><text:span text:style-name="T12">получать, достигать</text:span></text:p>
      <text:p text:style-name="P8">१९) <text:bookmark-start text:name="__DdeLink__8441_3870421888"/>आश्रम<text:bookmark-end text:name="__DdeLink__8441_3870421888"/>- → <text:span text:style-name="T17">скит, убежище, </text:span><text:span text:style-name="T45">м.р.</text:span></text:p>
      <text:p text:style-name="P8">२०) √<text:bookmark-start text:name="__DdeLink__8444_3870421888"/>आस्<text:bookmark-end text:name="__DdeLink__8444_3870421888"/> → <text:span text:style-name="T11">(II </text:span><text:span text:style-name="T2">आस्ते</text:span><text:span text:style-name="T11">) </text:span><text:span text:style-name="T12">сидеть, обитать, </text:span><text:span text:style-name="T13">находиться, покоиться, оставаться где-то</text:span></text:p>
      <text:p text:style-name="P8">२१) <text:bookmark-start text:name="__DdeLink__8454_3870421888"/>तत्त्वतः<text:bookmark-end text:name="__DdeLink__8454_3870421888"/> → <text:span text:style-name="T17">истинно, взаправду </text:span></text:p>
      <text:p text:style-name="P8">२२) <text:bookmark-start text:name="__DdeLink__8456_3870421888"/>√रुह्<text:bookmark-end text:name="__DdeLink__8456_3870421888"/> → <text:span text:style-name="T11">(I </text:span><text:span text:style-name="T2">रोहति</text:span><text:span text:style-name="T11">) </text:span><text:span text:style-name="T12">взбираться, карабкаться, </text:span><text:span text:style-name="T13">расти </text:span><text:span text:style-name="T14">вверх</text:span></text:p>
      <text:p text:style-name="P8">२३) <text:bookmark-start text:name="__DdeLink__8466_3870421888"/>नेत्र<text:bookmark-end text:name="__DdeLink__8466_3870421888"/>- → <text:span text:style-name="T17">глаз, ср.р.</text:span></text:p>
      <text:p text:style-name="P8">२४) <text:bookmark-start text:name="__DdeLink__8468_3870421888"/>वाक्य<text:bookmark-end text:name="__DdeLink__8468_3870421888"/>- → <text:span text:style-name="T17">речь, слово, ср.р.</text:span></text:p>
      <text:p text:style-name="P8"/>
      <text:p text:style-name="P8"/>
      <text:p text:style-name="Standard">4) Translate into English.</text:p>
      <text:p text:style-name="P7"><text:soft-page-break/>१) सर्वे पौरा<text:span text:style-name="T46">ः</text:span> नद्या<text:span text:style-name="T18">म्</text:span> प्रवेष्टु<text:span text:style-name="T18">म्</text:span> <text:span text:style-name="T18">ऐ</text:span>च्छन् ।</text:p>
      <text:p text:style-name="P10">Все горожане в реку войти хотели.</text:p>
      <text:p text:style-name="P10"/>
      <text:p text:style-name="Standard">२) अह<text:span text:style-name="T18">म्</text:span> पूर्व<text:span text:style-name="T18">ः</text:span> इति बाल<text:span text:style-name="T18">ः</text:span> हृष्यमाण<text:span text:style-name="T18">ः</text:span> <text:span text:style-name="T18">अ</text:span>ब्रवीत् ।</text:p>
      <text:p text:style-name="P10">я первый – так мальчик <text:span text:style-name="T46">волнующийся</text:span> сказал.</text:p>
      <text:p text:style-name="P10"/>
      <text:p text:style-name="Standard">३) अपि तौ वृक्षौ पश्यस<text:span text:style-name="T18">ि</text:span> <text:span text:style-name="T18">इ</text:span>ति पृष्ट<text:span text:style-name="T18">ः</text:span> एक<text:span text:style-name="T18">म्</text:span> वृक्ष<text:span text:style-name="T18">म्</text:span> पश्याम<text:span text:style-name="T18">ि</text:span> <text:span text:style-name="T18">अ</text:span>न्य<text:span text:style-name="T18">म्</text:span> तु न पश्याम<text:span text:style-name="T18">ि</text:span> <text:span text:style-name="T18">इ</text:span>ति पुन<text:span text:style-name="T18">ः</text:span> <text:span text:style-name="T47">अ</text:span>ब्रवीत् ।</text:p>
      <text:p text:style-name="P10">те два дерева видишь? - так спрашиваемый – одно дерево вижу, другое же не вижу – так опять отвечает.</text:p>
      <text:p text:style-name="P10"/>
      <text:p text:style-name="Standard">४) कुमार<text:span text:style-name="T18">म्</text:span> युद्धे हत<text:span text:style-name="T18">म्</text:span> <text:bookmark-start text:name="__DdeLink__8483_3870421888"/>परिशु<text:bookmark-end text:name="__DdeLink__8483_3870421888"/>च्य <text:span text:style-name="T18">अ</text:span>न्ये वीरा<text:span text:style-name="T18">ः</text:span> एतस्मि<text:span text:style-name="T18">न्</text:span> <text:span text:style-name="T18">दे</text:span>शे न सन्त<text:span text:style-name="T18">ि</text:span> <text:span text:style-name="T18">इ</text:span>ति नृप<text:span text:style-name="T18">ः</text:span> मन्यते।</text:p>
      <text:p text:style-name="P10">Юношу в битве убитого оплакав - других героев в этой стране нет – так цар<text:span text:style-name="T48">ь</text:span> думает.</text:p>
      <text:p text:style-name="P10"/>
      <text:p text:style-name="Standard">५) सर्वेषा<text:span text:style-name="T18">म्</text:span> देवानाम<text:span text:style-name="T18">्</text:span> <text:span text:style-name="T18">उ</text:span>त्तम<text:span text:style-name="T18">ः</text:span> <text:span text:style-name="T18">अ</text:span>स<text:span text:style-name="T18">ि</text:span> <text:span text:style-name="T18">इ</text:span>ति बाल<text:span text:style-name="T18">ः</text:span> भाषते ।</text:p>
      <text:p text:style-name="P10">Из всех богов ты – лучший – так ребёнок говорит.</text:p>
      <text:p text:style-name="P10"/>
      <text:p text:style-name="P11">६) स्वे मुखे <text:bookmark-start text:name="__DdeLink__8495_3870421888"/>अ<text:bookmark-end text:name="__DdeLink__8495_3870421888"/><text:span text:style-name="T19">लं</text:span>कृत्य स्त्रियौ नगरी<text:span text:style-name="T19">म्</text:span> <text:s/>गन्तुम<text:span text:style-name="T19">्</text:span> <text:span text:style-name="T18">ऐ</text:span>च्छताम् ।</text:p>
      <text:p text:style-name="P12">свои лица украсив, две женщины в город идти (вдвоём)захотели.</text:p>
      <text:p text:style-name="P12"/>
      <text:p text:style-name="Standard">७) कि<text:span text:style-name="T19">म्</text:span> <text:bookmark-start text:name="__DdeLink__8498_3870421888"/>विद्यु<text:bookmark-end text:name="__DdeLink__8498_3870421888"/>त<text:span text:style-name="T19">ः</text:span> बिभेषि । सर्व<text:span text:style-name="T19">म्</text:span> दग्धु<text:span text:style-name="T19">म्</text:span> शक्नोति ।</text:p>
      <text:p text:style-name="P12">Что, молнии ты боишься? Все сжечь она может.</text:p>
      <text:p text:style-name="Standard"/>
      <text:p text:style-name="Standard">८) विश्वे परा<text:span text:style-name="T19">म्</text:span> सेनाम<text:span text:style-name="T19">्</text:span> <text:bookmark-start text:name="__DdeLink__8502_3870421888"/><text:span text:style-name="T19">अ</text:span>भिद्रोतुम<text:span text:style-name="T19">्</text:span><text:bookmark-end text:name="__DdeLink__8502_3870421888"/> <text:span text:style-name="T19">इ</text:span>च्छामः ।</text:p>
      <text:p text:style-name="P12"><text:span text:style-name="T49">(мы)все </text:span>сильнейшую армию атаковать мы хотим.</text:p>
      <text:p text:style-name="P12"><text:tab/></text:p>
      <text:p text:style-name="Standard">९) तस्याः सुन्दर्या<text:span text:style-name="T19">ः</text:span> नार्या<text:span text:style-name="T19">ः</text:span> मुख<text:span text:style-name="T19">म्</text:span> द्रष्टु<text:span text:style-name="T19">म्</text:span> न शक्ष्याम<text:span text:style-name="T19">ि</text:span> <text:span text:style-name="T19">इ</text:span>ति कुमार<text:span text:style-name="T19">ः</text:span> <text:span text:style-name="T19">अ</text:span>वदत् । सर्वाम<text:span text:style-name="T19">्</text:span> <text:bookmark-start text:name="__DdeLink__8505_3870421888"/><text:span text:style-name="T19">अ</text:span>शा<text:bookmark-end text:name="__DdeLink__8505_3870421888"/><text:span text:style-name="T19">म्</text:span> त्यक्त्वा <text:span text:style-name="T19">अ</text:span>पगन्तु<text:span text:style-name="T19">म्</text:span> वृणीते ।</text:p>
      <text:p text:style-name="P12">той красивой женщины лицо видеть не <text:span text:style-name="T50">с</text:span>могу – так юноша сказал. Всю надежду оставив, уйти выбирает.</text:p>
      <text:p text:style-name="P12"/>
      <text:p text:style-name="Standard">१०) स्वा<text:span text:style-name="T19">त्</text:span> <text:bookmark-start text:name="__DdeLink__8508_3870421888"/><text:span text:style-name="T19">म</text:span>रणा<text:bookmark-end text:name="__DdeLink__8508_3870421888"/><text:span text:style-name="T19">त्</text:span> <text:span text:style-name="T19">न</text:span> <text:bookmark-start text:name="__DdeLink__8510_3870421888"/>बिभे<text:bookmark-end text:name="__DdeLink__8510_3870421888"/>मि सुहृद<text:span text:style-name="T19">ः</text:span> मरणा<text:span text:style-name="T19">त् त</text:span><text:span text:style-name="T50">ु</text:span><text:span text:style-name="T19"> </text:span><text:span text:style-name="T50">अति</text:span>बिभेमि ।</text:p>
      <text:p text:style-name="P12">Своей смерти не боюсь, <text:span text:style-name="T51">но друга смерти боюсь.</text:span></text:p>
      <text:p text:style-name="Standard">११) <text:bookmark-start text:name="__DdeLink__8518_3870421888"/><text:bookmark-start text:name="__DdeLink__6067_3924958822"/>शो<text:bookmark-end text:name="__DdeLink__6067_3924958822"/>भ<text:bookmark-end text:name="__DdeLink__8518_3870421888"/>माना नारी स्मयमाना<text:span text:style-name="T20">त्</text:span> <text:span text:style-name="T20">कु</text:span>मारा<text:span text:style-name="T20">त्</text:span> <text:span text:style-name="T20">फ</text:span>लम<text:span text:style-name="T20">्</text:span> <text:span text:style-name="T20">आ</text:span><text:bookmark-start text:name="__DdeLink__8522_3870421888"/>हरते<text:bookmark-end text:name="__DdeLink__8522_3870421888"/> ।</text:p>
      <text:p text:style-name="P13"><text:span text:style-name="T52">Сияющая</text:span> женщина у улыбающегося юноши фрукт <text:span text:style-name="T21">берёт.</text:span></text:p>
      <text:p text:style-name="Standard">१२) अन्येषाम<text:span text:style-name="T21">्</text:span> <text:span text:style-name="T21">अ</text:span>न्न<text:span text:style-name="T21">म्</text:span> भोक्तु<text:span text:style-name="T21">म्</text:span> न <text:span text:style-name="T21">अ</text:span><text:bookmark-start text:name="__DdeLink__8527_3870421888"/>र्हसि<text:bookmark-end text:name="__DdeLink__8527_3870421888"/> स्वक<text:span text:style-name="T21">म्</text:span> तु ।</text:p>
      <text:p text:style-name="P14">Других пищу есть <text:span text:style-name="T52">тебе </text:span>не следует, но свою собственную.</text:p>
      <text:p text:style-name="P14"/>
      <text:p text:style-name="P14">READINGS</text:p>
      <text:p text:style-name="P14"/>
      <text:p text:style-name="P14">The Problem with Mortality</text:p>
      <text:p text:style-name="P14"/>
      <text:p text:style-name="P14">दाराः पुत्राः शयनम<text:span text:style-name="T22">्</text:span> <text:span text:style-name="T22">अ</text:span><text:bookmark-start text:name="__DdeLink__8530_3870421888"/>शन<text:bookmark-end text:name="__DdeLink__8530_3870421888"/><text:span text:style-name="T22">म्</text:span> भूष<text:span text:style-name="T53">ण</text:span>-<text:span text:style-name="T22">आ</text:span>च्छादन<text:span text:style-name="T54">े (nom, dvanda)</text:span> वा</text:p>
      <text:p text:style-name="P17">Жены, <text:span text:style-name="T22">сыновья</text:span>, постел<text:span text:style-name="T22">ь</text:span>, ед<text:span text:style-name="T55">а</text:span> <text:s/>и<text:span text:style-name="T22">ли</text:span> <text:span text:style-name="T22">украшен</text:span><text:span text:style-name="T53">ная</text:span><text:span text:style-name="T22"> </text:span>одежд<text:span text:style-name="T53">а</text:span></text:p>
      <text:p text:style-name="P14">य<text:span text:style-name="T22">त्</text:span> <text:span text:style-name="T22">च ईदृक्षम् </text:span>पुम<text:span text:style-name="T22">्</text:span>-<text:span text:style-name="T22">अ</text:span>भिलषित<text:span text:style-name="T22">म्</text:span> तेषु माशब्दिकः कः ।</text:p>
      <text:p text:style-name="P18">И <text:span text:style-name="T55">все подобного</text:span> людьми желаемого из этих <text:s/>- <text:span text:style-name="T55">какой человек отказывающийся</text:span>?</text:p>
      <text:p text:style-name="P14">कि<text:span text:style-name="T22">म्-</text:span>त<text:span text:style-name="T22">ु</text:span> <text:span text:style-name="T22">ए</text:span>तेषा<text:span text:style-name="T22">म्</text:span> भवति नियमः सेवने क<text:span text:style-name="T22">ः</text:span> <text:span text:style-name="T22">अ</text:span>पि क<text:span text:style-name="T22">ः</text:span> <text:span text:style-name="T22">अ</text:span>पि</text:p>
      <text:p text:style-name="P32"><text:span text:style-name="T56">Однако существует в их использовании ограничение </text:span><text:span text:style-name="T57">кое-какое</text:span></text:p>
      <text:p text:style-name="P15">द्वेष<text:span text:style-name="T22">ः</text:span> <text:span text:style-name="T22">त</text:span>स्मिन् <text:span text:style-name="T22">अ</text:span>पि यदि भवे<text:span text:style-name="T22">त्</text:span> <text:bookmark-start text:name="__DdeLink__8544_3870421888"/><text:span text:style-name="T22">त</text:span>त्र<text:bookmark-end text:name="__DdeLink__8544_3870421888"/> वक्ता कृतान्तः ॥</text:p>
      <text:p text:style-name="P18">Ненависть к ним даже когда будет, там говорящий смерть</text:p>
      <text:p text:style-name="P18"/>
      <text:p text:style-name="P18"/>
      <text:p text:style-name="P18"><text:soft-page-break/>True Birth</text:p>
      <text:p text:style-name="P18"/>
      <text:p text:style-name="P18">परिवर्तिनि संसारे मृतः क<text:span text:style-name="T23">ः</text:span> वा न जायते ।</text:p>
      <text:p text:style-name="P19">во вращающейся самсаре умер или кто не родился </text:p>
      <text:p text:style-name="P18">स<text:span text:style-name="T23">ः</text:span> जात<text:span text:style-name="T23">ः</text:span> येन जातेन याति वंशः समुन्नतिम् ॥</text:p>
      <text:p text:style-name="P19">Тот действительно рожден, с которым рождением идёт семья к высокому положению.</text:p>
      <text:p text:style-name="P19"/>
      <text:p text:style-name="P19">Indra’s Wife Travels Far to Reach Her Husband</text:p>
      <text:p text:style-name="P19"/>
      <text:p text:style-name="P19"><text:bookmark-start text:name="__DdeLink__8559_3870421888"/>तत<text:span text:style-name="T24">ः</text:span><text:bookmark-end text:name="__DdeLink__8559_3870421888"/><text:span text:style-name="T24"> ताम्</text:span> प्रहिता<text:span text:style-name="T24">म्</text:span> देवीम<text:span text:style-name="T24">्</text:span> <text:span text:style-name="T24">इ</text:span>न्द्राणी समन्वगच्छत् ।</text:p>
      <text:p text:style-name="P21">Затем за той вперед ушедшей богиней Индрани последовала</text:p>
      <text:p text:style-name="P20">देव-<text:span text:style-name="T24">अ</text:span>रण्यान<text:span text:style-name="T24">ि</text:span> <text:span text:style-name="T24">अ</text:span>तिक्रम्य पर्वता<text:span text:style-name="T24">म्</text:span> <text:span text:style-name="T24">च</text:span> बहू<text:span text:style-name="T24">न्</text:span> <text:span text:style-name="T24">त</text:span>तः ॥ ६ ।।</text:p>
      <text:p text:style-name="P22">Божественных лесов пересекши и гор множество тогда</text:p>
      <text:p text:style-name="P19">हिमव<text:span text:style-name="T25">न्त</text:span>म<text:span text:style-name="T25">्</text:span> <text:span text:style-name="T25">अ</text:span>तिक्रम्य उत्तर<text:span text:style-name="T25">म्</text:span> पार्श्वम<text:span text:style-name="T25">्</text:span> <text:span text:style-name="T25">आ</text:span>गच्छत् ।</text:p>
      <text:p text:style-name="P23">Гималаи перейдя на северную сторону вышла.</text:p>
      <text:p text:style-name="P19"/>
      <text:p text:style-name="P19">समुद्र<text:span text:style-name="T25">म्</text:span> च समासाद्य बहु-योजन-विस्तृतम् ॥ ७ ।।</text:p>
      <text:p text:style-name="P23">И океана достигнув, на многие йоджаны раскинувшегося.</text:p>
      <text:p text:style-name="P19">आसीद<text:span text:style-name="T25">त्</text:span> <text:span text:style-name="T25">म</text:span>हा-द्वीप<text:span text:style-name="T25">म्</text:span> नाना-<text:span text:style-name="T25">द्रुम-</text:span>लता-<text:span text:style-name="T25">आ</text:span>वृतम् ।</text:p>
      <text:p text:style-name="P23"><text:span text:style-name="T58">Достигла </text:span>великий остров разными деревьями и лозами покрытый.</text:p>
      <text:p text:style-name="P19">तत्र <text:span text:style-name="T25">अ</text:span>पश्य<text:span text:style-name="T25">त</text:span><text:span text:style-name="T59">्</text:span> <text:span text:style-name="T25">स</text:span>र<text:span text:style-name="T25">ः</text:span> दिव्य<text:span text:style-name="T25">म्</text:span> नाना-शकुनिभि<text:span text:style-name="T25">ः</text:span> <text:span text:style-name="T25">वृ</text:span>तम् ॥ ७ ।।</text:p>
      <text:p text:style-name="P23">там увидела озеро божественное, всяческими птицами окруженное.</text:p>
      <text:p text:style-name="P19">तत्र दिव्यानि पद्मानि पञ्च-वर्णानि भारत ।</text:p>
      <text:p text:style-name="P23">там божественные лотосы пяти цветом, о Бхарата</text:p>
      <text:p text:style-name="P20">षट्पदै<text:span text:style-name="T26">ः</text:span> <text:span text:style-name="T26">उ</text:span>पगीतानि प्रफुल्लानि सहस्रशः ॥ ९ ।।</text:p>
      <text:p text:style-name="P24">Пчёлами <text:span text:style-name="T59">(обжуживанные)во</text:span>певаемые цветущие тысячами</text:p>
      <text:p text:style-name="P19"/>
      <text:p text:style-name="P19"/>
      <text:p text:style-name="P19">What the Buddha Will be Like (contd)</text:p>
      <text:p text:style-name="P19"/>
      <text:p text:style-name="P20">विदह्यमानाय जनाय लोके राग-अग्निना अय<text:span text:style-name="T27">म्</text:span> विषय-<text:span text:style-name="T27">इ</text:span>न्धनेन ।</text:p>
      <text:p text:style-name="P25">пылающему человеку в мире <text:span text:style-name="T60">страстью как </text:span>огнём эти чуственны<text:span text:style-name="T60">ми</text:span> наслаждения<text:span text:style-name="T60">ми</text:span> <text:span text:style-name="T60">как </text:span>топливом</text:p>
      <text:p text:style-name="P19">प्रह्लादम<text:span text:style-name="T27">्</text:span> <text:span text:style-name="T27">आ</text:span>धास्यति धर्म-वृष्ट्या वृष्ट्या महामेघ<text:span text:style-name="T27">ः</text:span> इव <text:span text:style-name="T27">आ</text:span>तपान्ते ॥ ७३ ॥</text:p>
      <text:p text:style-name="P25"><text:span text:style-name="T62">прохладу</text:span> <text:span text:style-name="T62">он </text:span>даст дождём дхармы, <text:span text:style-name="T61">как </text:span>великого облака <text:span text:style-name="T61">прохладу </text:span>в <text:span text:style-name="T61">пике </text:span>зноя</text:p>
      <text:p text:style-name="P19"/>
      <text:p text:style-name="P19">तृष्णा-<text:span text:style-name="T28">अ</text:span>र्गल<text:span text:style-name="T28">म्</text:span> मोह-तमः-कपाट<text:span text:style-name="T28">म्</text:span> द्वार<text:span text:style-name="T28">म्</text:span> प्रजानाम<text:span text:style-name="T28">्</text:span> <text:span text:style-name="T28">अ</text:span>पयान-हेतोः ।</text:p>
      <text:p text:style-name="P33"><text:span text:style-name="T63">с </text:span>жажд<text:span text:style-name="T63">ой</text:span> <text:span text:style-name="T63">как </text:span>засов<text:span text:style-name="T63">ом</text:span> <text:span text:style-name="T63">и створом как </text:span>заблуждения и тьмы дверь людей исхода ради </text:p>
      <text:p text:style-name="P19">विपाटयिष्यत<text:span text:style-name="T28">ि</text:span> <text:span text:style-name="T28">अ</text:span>यम<text:span text:style-name="T28">्</text:span> <text:span text:style-name="T28">उ</text:span>त्तमेन सद्धर्म-ताडेन द<text:span text:style-name="T28">ुरा</text:span>सदेन ॥ ७४ ॥</text:p>
      <text:p text:style-name="P26">Распахнёт <text:span text:style-name="T71">О</text:span><text:span text:style-name="T63">н</text:span> величайшим дхармы ударом, <text:span text:style-name="T64">несравненным</text:span></text:p>
      <text:p text:style-name="P26"/>
      <text:p text:style-name="P27">स्वै<text:span text:style-name="T39">ः मो</text:span>ह-पाशैः परिवेष्टितस्य द<text:span text:style-name="T39">ुः</text:span>खाभिभूतस्य निराश्रयस्य ।</text:p>
      <text:p text:style-name="P28">Своими заблуждениями путами окруженного, <text:span text:style-name="T65">горем охваченного, </text:span>бесприютного</text:p>
      <text:p text:style-name="P26">लोकस्य संबुध्य च धर्मराजः करिष्यते बन्धन-मोक्ष<text:span text:style-name="T39">म्</text:span> <text:span text:style-name="T39">ए</text:span><draw:frame draw:style-name="fr1" draw:name="Object1" text:anchor-type="as-char" svg:y="-0.377cm" svg:width="0.041cm" svg:height="0.467cm" draw:z-index="0"><draw:object xlink:href="./Object 1" xlink:type="simple" xlink:show="embed" xlink:actuate="onLoad"/><draw:image xlink:href="./ObjectReplacements/Object 1" xlink:type="simple" xlink:show="embed" xlink:actuate="onLoad"/></draw:frame>षः ॥ ७५ ॥</text:p>
      <text:p text:style-name="P29">мира пробудившись <text:span text:style-name="T70">Ц</text:span>арь дхармы свершит от пут освобождение он.</text:p>
      <text:p text:style-name="P26">त<text:span text:style-name="T40">त्</text:span> <text:span text:style-name="T40">मा</text:span> कृथाः शोक<text:span text:style-name="T40">म्</text:span> <text:span text:style-name="T40">इ</text:span>म<text:span text:style-name="T40">म्</text:span> प्रति त्वम<text:span text:style-name="T40">्</text:span> <text:span text:style-name="T40">अ</text:span>स्मिन् <text:span text:style-name="T40">सः</text:span> शोच्य<text:span text:style-name="T40">ः</text:span> <text:span text:style-name="T40">अ</text:span>स्ति मनुष्य-लोके ।</text:p>
      <text:p text:style-name="P30">Поэтом не печалься об этом ты. тот, о <text:span text:style-name="T65">должен быть опак</text:span><text:span text:style-name="T66">иваем</text:span><text:span text:style-name="T65"> </text:span>в <text:span text:style-name="T66">этом </text:span>мире людей</text:p>
      <text:p text:style-name="P26">मोहेन वा काम-सुखै<text:span text:style-name="T40">ः</text:span> <text:span text:style-name="T40">म</text:span>दा<text:span text:style-name="T40">त् वा</text:span> य<text:span text:style-name="T40">ः</text:span> नैष्ठिक<text:span text:style-name="T40">म्</text:span> श्रोष्यति न <text:span text:style-name="T40">अ</text:span>स्य धर्मम् ॥ ७६ ॥</text:p>
      <text:p text:style-name="P31"><text:soft-page-break/>или заблуждением или желанием, <text:span text:style-name="T73">или</text:span> от <text:span text:style-name="T73">опьянения</text:span> который абсолютн<text:span text:style-name="T69">ую</text:span><text:span text:style-name="T72">\совершенную</text:span> не будет слушать <text:span text:style-name="T68">Е</text:span><text:span text:style-name="T67">го</text:span> дхарму.</text:p>
      <text:p text:style-name="P19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42:47.810749144</meta:creation-date>
    <dc:date>2025-04-16T19:20:08.846472767</dc:date>
    <meta:editing-duration>P5DT9H4M19S</meta:editing-duration>
    <meta:editing-cycles>74</meta:editing-cycles>
    <meta:generator>LibreOffice/7.4.7.2$Linux_X86_64 LibreOffice_project/40$Build-2</meta:generator>
    <meta:document-statistic meta:table-count="0" meta:image-count="0" meta:object-count="1" meta:page-count="5" meta:paragraph-count="159" meta:word-count="1293" meta:character-count="6363" meta:non-whitespace-character-count="5169"/>
  </office:meta>
</office:document-meta>
</file>

<file path=Object 1/content.xml><?xml version="1.0" encoding="utf-8"?>
<math xmlns="http://www.w3.org/1998/Math/MathML" display="block"/>
</file>